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cm" svg:stroke-color="#9966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2" style:family="graphic" style:parent-style-name="standard">
      <style:graphic-properties draw:stroke="none" draw:stroke-dash="Ultrafine_20_Dashed" svg:stroke-width="0cm" svg:stroke-color="#996600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3" style:family="graphic" style:parent-style-name="standard">
      <style:graphic-properties draw:fill-color="#000000" draw:textarea-vertical-align="middle"/>
    </style:style>
    <style:style style:name="gr4" style:family="graphic" style:parent-style-name="standard">
      <style:graphic-properties draw:stroke="solid" svg:stroke-width="0.025cm" svg:stroke-color="#000000" draw:marker-start-width="0.237cm" draw:marker-end-width="0.237cm" draw:fill-color="#ffff00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stroke-dash="Ultrafine_20_Dotted_20__28_var_29_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none" draw:stroke-dash="Ultrafine_20_Dotted_20__28_var_29_" svg:stroke-width="0cm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-color="#000000" draw:textarea-horizontal-align="justify" draw:textarea-vertical-align="middle" draw:auto-grow-height="false" fo:min-height="1.75cm" fo:min-width="10.9cm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none" draw:stroke-dash="Ultrafine_20_Dashed" svg:stroke-width="0cm" svg:stroke-color="#000000" draw:marker-start-width="0.2cm" draw:marker-end-width="0.2cm" svg:stroke-opacity="50%" draw:fill="solid" draw:fill-color="#000000" draw:opacity="100%" draw:textarea-horizontal-align="justify" draw:textarea-vertical-align="middle" draw:auto-grow-height="false" fo:min-height="1.164cm" fo:min-width="0.914cm" fo:padding-top="0.125cm" fo:padding-bottom="0.125cm" fo:padding-left="0.25cm" fo:padding-right="0.25cm" draw:shadow="hidden" draw:shadow-opacity="100%"/>
    </style:style>
    <style:style style:name="gr11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12" style:family="graphic" style:parent-style-name="standard">
      <style:graphic-properties draw:stroke="none" draw:stroke-dash="Ultrafine_20_Dashed" svg:stroke-width="0cm" svg:stroke-color="#000000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13" style:family="graphic" style:parent-style-name="standard">
      <style:graphic-properties draw:stroke="none" draw:stroke-dash="Ultrafine_20_Dashed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15" style:family="graphic" style:parent-style-name="standard">
      <style:graphic-properties draw:stroke="solid" draw:stroke-dash="Ultrafine_20_Dashed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1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7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00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="none" draw:fill-color="#729fcf" draw:opacity="50%" draw:textarea-horizontal-align="justify" draw:textarea-vertical-align="middle" draw:auto-grow-height="false" fo:min-height="1.236cm" fo:min-width="0.986cm" fo:padding-top="0.149cm" fo:padding-bottom="0.149cm" fo:padding-left="0.274cm" fo:padding-right="0.274cm" draw:shadow="hidden" draw:shadow-opacity="50%"/>
    </style:style>
    <style:style style:name="gr19" style:family="graphic" style:parent-style-name="standard">
      <style:graphic-properties draw:stroke="solid" draw:stroke-dash="Ultrafine_20_Dotted_20__28_var_29_" svg:stroke-width="0.05cm" svg:stroke-color="#000000" draw:marker-start-width="0.275cm" draw:marker-end-width="0.275cm" draw:fill="solid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20" style:family="graphic" style:parent-style-name="standard">
      <style:graphic-properties draw:stroke="dash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21" style:family="graphic" style:parent-style-name="standard">
      <style:graphic-properties draw:stroke="dash" draw:stroke-dash="Ultrafine_20_Dotted_20__28_var_29_" svg:stroke-color="#000000" draw:fill="solid" draw:fill-color="#ffffff" draw:opacity="100%" draw:textarea-horizontal-align="center" draw:textarea-vertical-align="middle" draw:auto-grow-height="false" fo:min-height="0cm" fo:padding-top="0cm" fo:padding-bottom="0cm" fo:padding-left="0cm" fo:padding-right="0cm" draw:shadow-opacity="100%"/>
    </style:style>
    <style:style style:name="gr22" style:family="graphic" style:parent-style-name="standard">
      <style:graphic-properties draw:stroke="dash" draw:stroke-dash="Ultrafine_20_Dotted_20__28_var_29_" svg:stroke-color="#000000" draw:fill="none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23" style:family="graphic" style:parent-style-name="standard">
      <style:graphic-properties draw:stroke="dash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24" style:family="graphic" style:parent-style-name="standard">
      <style:graphic-properties draw:stroke="solid" draw:stroke-dash="Ultrafine_20_Dotted_20__28_var_29_" svg:stroke-color="#000000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25" style:family="graphic" style:parent-style-name="standard">
      <style:graphic-properties draw:stroke="solid" draw:stroke-dash="Ultrafine_20_Dotted_20__28_var_29_" svg:stroke-color="#000000" draw:fill="solid" draw:fill-color="#ffffff" draw:opacity="50%" draw:textarea-horizontal-align="justify" draw:textarea-vertical-align="middle" draw:auto-grow-height="false" fo:min-height="0.15cm" fo:min-width="0.3cm" draw:shadow-opacity="50%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solid" draw:fill-color="#ffffff" draw:opacity="50%"/>
      <style:text-properties fo:font-size="8pt" fo:font-style="normal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ffff" draw:opacity="50%"/>
      <style:text-properties fo:font-size="8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text-properties style:font-name="Liberation Sans2" fo:font-size="8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ffffff"/>
      <style:text-properties style:font-name="Liberation Sans2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000000" draw:opacity="100%"/>
      <style:paragraph-properties fo:text-align="center"/>
    </style:style>
    <style:style style:name="P12" style:family="paragraph">
      <loext:graphic-properties draw:fill="none" draw:fill-color="#729fcf" draw:opacity="50%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ffffff" draw:opacity="100%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ffffff" draw:opacity="50%"/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style="normal" fo:font-weight="bold" style:font-size-asian="6pt" style:font-weight-asian="bold" style:font-size-complex="6pt" style:font-weight-complex="bold"/>
    </style:style>
    <style:style style:name="T2" style:family="text">
      <style:text-properties fo:font-size="8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6pt" style:font-weight-asian="bold" style:font-size-complex="6pt" style:font-weight-complex="bold"/>
    </style:style>
    <style:style style:name="T4" style:family="text">
      <style:text-properties fo:font-size="7pt" fo:font-weight="bold" style:font-size-asian="10pt" style:font-weight-asian="bold" style:font-size-complex="10pt" style:font-weight-complex="bold"/>
    </style:style>
    <style:style style:name="T5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7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ans2" fo:font-size="7pt" fo:font-weight="bold" style:font-size-asian="10pt" style:font-weight-asian="bold" style:font-size-complex="10pt" style:font-weight-complex="bold"/>
    </style:style>
    <style:style style:name="T8" style:family="text">
      <style:text-properties style:text-position="0% 100%" style:font-name="Liberation Sans2" fo:font-size="7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2" fo:font-size="7pt" fo:font-weight="bold" style:font-size-asian="6pt" style:font-weight-asian="bold" style:font-size-complex="6pt" style:font-weight-complex="bold"/>
    </style:style>
    <style:style style:name="T10" style:family="text">
      <style:text-properties style:text-position="0% 100%" fo:font-size="8pt" fo:font-weight="bold" style:font-size-asian="10pt" style:font-weight-asian="bold" style:font-size-complex="10pt" style:font-weight-complex="bold"/>
    </style:style>
    <style:style style:name="T11" style:family="text">
      <style:text-properties style:font-name="Liberation Sans2" fo:font-size="8pt" fo:font-weight="bold" style:font-size-asian="10pt" style:font-weight-asian="bold" style:font-size-complex="10pt" style:font-weight-complex="bold"/>
    </style:style>
    <style:style style:name="T12" style:family="text">
      <style:text-properties style:text-position="0% 100%" style:font-name="Liberation Sans2" fo:font-size="8pt" fo:font-weight="bold" style:font-size-asian="10pt" style:font-weight-asian="bold" style:font-size-complex="10pt" style:font-weight-complex="bold"/>
    </style:style>
    <style:style style:name="T13" style:family="text">
      <style:text-properties style:font-name="Liberation Sans2" fo:font-size="8pt" fo:font-weight="bold" style:font-size-asian="6pt" style:font-weight-asian="bold" style:font-size-complex="6pt" style:font-weight-complex="bold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style:style style:name="T15" style:family="text">
      <style:text-properties style:text-position="0% 100%" fo:font-size="6pt" fo:font-weight="bold" style:font-size-asian="6pt" style:font-weight-asian="bold" style:font-size-complex="6pt" style:font-weight-complex="bold"/>
    </style:style>
    <style:style style:name="T16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7" style:family="text">
      <style:text-properties fo:color="#000000" fo:font-size="8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rect draw:style-name="gr3" draw:text-style-name="P2" draw:layer="layout" svg:width="11.8cm" svg:height="0.5cm" svg:x="9cm" svg:y="9.75cm" draw:corner-radius="0.05cm">
          <text:p/>
        </draw:rect>
        <draw:g>
          <draw:rect draw:style-name="gr4" draw:text-style-name="P3" draw:layer="layout" svg:width="0.6cm" svg:height="0.1cm" svg:x="18.1cm" svg:y="9.75cm">
            <text:p/>
          </draw:rect>
          <draw:rect draw:style-name="gr4" draw:text-style-name="P3" draw:layer="layout" svg:width="0.6cm" svg:height="0.1cm" svg:x="17.1cm" svg:y="9.75cm">
            <text:p/>
          </draw:rect>
          <draw:rect draw:style-name="gr4" draw:text-style-name="P3" draw:layer="layout" svg:width="0.6cm" svg:height="0.1cm" svg:x="18.1cm" svg:y="10.15cm">
            <text:p/>
          </draw:rect>
          <draw:rect draw:style-name="gr4" draw:text-style-name="P3" draw:layer="layout" svg:width="0.6cm" svg:height="0.1cm" svg:x="17.1cm" svg:y="10.15cm">
            <text:p/>
          </draw:rect>
          <draw:rect draw:style-name="gr4" draw:text-style-name="P3" draw:layer="layout" svg:width="0.6cm" svg:height="0.1cm" svg:x="20.1cm" svg:y="9.75cm">
            <text:p/>
          </draw:rect>
          <draw:rect draw:style-name="gr4" draw:text-style-name="P3" draw:layer="layout" svg:width="0.6cm" svg:height="0.1cm" svg:x="19.1cm" svg:y="9.75cm">
            <text:p/>
          </draw:rect>
          <draw:rect draw:style-name="gr4" draw:text-style-name="P3" draw:layer="layout" svg:width="0.6cm" svg:height="0.1cm" svg:x="20.1cm" svg:y="10.15cm">
            <text:p/>
          </draw:rect>
          <draw:rect draw:style-name="gr4" draw:text-style-name="P3" draw:layer="layout" svg:width="0.6cm" svg:height="0.1cm" svg:x="19.1cm" svg:y="10.15cm">
            <text:p/>
          </draw:rect>
        </draw:g>
        <draw:g>
          <draw:rect draw:style-name="gr4" draw:text-style-name="P3" draw:layer="layout" svg:width="0.6cm" svg:height="0.1cm" svg:x="14.1cm" svg:y="9.75cm">
            <text:p/>
          </draw:rect>
          <draw:rect draw:style-name="gr4" draw:text-style-name="P3" draw:layer="layout" svg:width="0.6cm" svg:height="0.1cm" svg:x="13.1cm" svg:y="9.75cm">
            <text:p/>
          </draw:rect>
          <draw:rect draw:style-name="gr4" draw:text-style-name="P3" draw:layer="layout" svg:width="0.6cm" svg:height="0.1cm" svg:x="14.1cm" svg:y="10.15cm">
            <text:p/>
          </draw:rect>
          <draw:rect draw:style-name="gr4" draw:text-style-name="P3" draw:layer="layout" svg:width="0.6cm" svg:height="0.1cm" svg:x="13.1cm" svg:y="10.15cm">
            <text:p/>
          </draw:rect>
          <draw:rect draw:style-name="gr4" draw:text-style-name="P3" draw:layer="layout" svg:width="0.6cm" svg:height="0.1cm" svg:x="16.1cm" svg:y="9.75cm">
            <text:p/>
          </draw:rect>
          <draw:rect draw:style-name="gr4" draw:text-style-name="P3" draw:layer="layout" svg:width="0.6cm" svg:height="0.1cm" svg:x="15.1cm" svg:y="9.75cm">
            <text:p/>
          </draw:rect>
          <draw:rect draw:style-name="gr4" draw:text-style-name="P3" draw:layer="layout" svg:width="0.6cm" svg:height="0.1cm" svg:x="16.1cm" svg:y="10.15cm">
            <text:p/>
          </draw:rect>
          <draw:rect draw:style-name="gr4" draw:text-style-name="P3" draw:layer="layout" svg:width="0.6cm" svg:height="0.1cm" svg:x="15.1cm" svg:y="10.15cm">
            <text:p/>
          </draw:rect>
        </draw:g>
        <draw:rect draw:style-name="gr4" draw:text-style-name="P3" draw:layer="layout" svg:width="0.6cm" svg:height="0.1cm" svg:x="10.1cm" svg:y="9.75cm">
          <text:p/>
        </draw:rect>
        <draw:rect draw:style-name="gr4" draw:text-style-name="P3" draw:layer="layout" svg:width="0.6cm" svg:height="0.1cm" svg:x="9.1cm" svg:y="9.75cm">
          <text:p/>
        </draw:rect>
        <draw:rect draw:style-name="gr4" draw:text-style-name="P3" draw:layer="layout" svg:width="0.6cm" svg:height="0.1cm" svg:x="10.1cm" svg:y="10.15cm">
          <text:p/>
        </draw:rect>
        <draw:rect draw:style-name="gr4" draw:text-style-name="P3" draw:layer="layout" svg:width="0.6cm" svg:height="0.1cm" svg:x="9.1cm" svg:y="10.15cm">
          <text:p/>
        </draw:rect>
        <draw:rect draw:style-name="gr4" draw:text-style-name="P3" draw:layer="layout" svg:width="0.6cm" svg:height="0.1cm" svg:x="12.1cm" svg:y="9.75cm">
          <text:p/>
        </draw:rect>
        <draw:rect draw:style-name="gr4" draw:text-style-name="P3" draw:layer="layout" svg:width="0.6cm" svg:height="0.1cm" svg:x="11.1cm" svg:y="9.75cm">
          <text:p/>
        </draw:rect>
        <draw:rect draw:style-name="gr4" draw:text-style-name="P3" draw:layer="layout" svg:width="0.6cm" svg:height="0.1cm" svg:x="12.1cm" svg:y="10.15cm">
          <text:p/>
        </draw:rect>
        <draw:rect draw:style-name="gr4" draw:text-style-name="P3" draw:layer="layout" svg:width="0.6cm" svg:height="0.1cm" svg:x="11.1cm" svg:y="10.15cm">
          <text:p/>
        </draw:rect>
        <draw:frame draw:style-name="gr5" draw:text-style-name="P4" draw:layer="layout" svg:width="0.8cm" svg:height="0.5cm" svg:x="9cm" svg:y="7.4cm">
          <draw:text-box>
            <text:p><text:span text:style-name="T1">A1</text:span></text:p>
          </draw:text-box>
        </draw:frame>
        <draw:frame draw:style-name="gr5" draw:text-style-name="P4" draw:layer="layout" svg:width="0.8cm" svg:height="0.5cm" svg:x="10cm" svg:y="7.4cm">
          <draw:text-box>
            <text:p><text:span text:style-name="T1">A2</text:span></text:p>
          </draw:text-box>
        </draw:frame>
        <draw:frame draw:style-name="gr5" draw:text-style-name="P4" draw:layer="layout" svg:width="0.8cm" svg:height="0.5cm" svg:x="11cm" svg:y="7.4cm">
          <draw:text-box>
            <text:p><text:span text:style-name="T1">A3</text:span></text:p>
          </draw:text-box>
        </draw:frame>
        <draw:frame draw:style-name="gr5" draw:text-style-name="P4" draw:layer="layout" svg:width="0.8cm" svg:height="0.5cm" svg:x="12cm" svg:y="7.4cm">
          <draw:text-box>
            <text:p><text:span text:style-name="T1">A4</text:span></text:p>
          </draw:text-box>
        </draw:frame>
        <draw:frame draw:style-name="gr5" draw:text-style-name="P4" draw:layer="layout" svg:width="0.8cm" svg:height="0.5cm" svg:x="13cm" svg:y="7.4cm">
          <draw:text-box>
            <text:p><text:span text:style-name="T1">A5</text:span></text:p>
          </draw:text-box>
        </draw:frame>
        <draw:frame draw:style-name="gr5" draw:text-style-name="P4" draw:layer="layout" svg:width="0.8cm" svg:height="0.5cm" svg:x="14cm" svg:y="7.4cm">
          <draw:text-box>
            <text:p><text:span text:style-name="T1">A6</text:span></text:p>
          </draw:text-box>
        </draw:frame>
        <draw:frame draw:style-name="gr5" draw:text-style-name="P4" draw:layer="layout" svg:width="0.8cm" svg:height="0.5cm" svg:x="15cm" svg:y="7.4cm">
          <draw:text-box>
            <text:p><text:span text:style-name="T1">A7</text:span></text:p>
          </draw:text-box>
        </draw:frame>
        <draw:frame draw:style-name="gr5" draw:text-style-name="P4" draw:layer="layout" svg:width="0.8cm" svg:height="0.5cm" svg:x="16cm" svg:y="7.4cm">
          <draw:text-box>
            <text:p><text:span text:style-name="T1">A8</text:span></text:p>
          </draw:text-box>
        </draw:frame>
        <draw:frame draw:style-name="gr5" draw:text-style-name="P4" draw:layer="layout" svg:width="0.8cm" svg:height="0.5cm" svg:x="17cm" svg:y="7.4cm">
          <draw:text-box>
            <text:p><text:span text:style-name="T1">A9</text:span></text:p>
          </draw:text-box>
        </draw:frame>
        <draw:frame draw:style-name="gr5" draw:text-style-name="P4" draw:layer="layout" svg:width="0.8cm" svg:height="0.5cm" svg:x="18cm" svg:y="7.4cm">
          <draw:text-box>
            <text:p><text:span text:style-name="T1">A10</text:span></text:p>
          </draw:text-box>
        </draw:frame>
        <draw:frame draw:style-name="gr5" draw:text-style-name="P4" draw:layer="layout" svg:width="0.8cm" svg:height="0.5cm" svg:x="19cm" svg:y="7.4cm">
          <draw:text-box>
            <text:p><text:span text:style-name="T1">A11</text:span></text:p>
          </draw:text-box>
        </draw:frame>
        <draw:frame draw:style-name="gr5" draw:text-style-name="P4" draw:layer="layout" svg:width="0.8cm" svg:height="0.5cm" svg:x="20cm" svg:y="7.4cm">
          <draw:text-box>
            <text:p><text:span text:style-name="T1">A12</text:span></text:p>
          </draw:text-box>
        </draw:frame>
        <draw:frame draw:style-name="gr6" draw:text-style-name="P5" draw:layer="layout" svg:width="0.8cm" svg:height="0.5cm" svg:x="9cm" svg:y="12.1cm">
          <draw:text-box>
            <text:p><text:span text:style-name="T2">B12</text:span></text:p>
          </draw:text-box>
        </draw:frame>
        <draw:frame draw:style-name="gr6" draw:text-style-name="P6" draw:layer="layout" svg:width="0.8cm" svg:height="0.5cm" svg:x="20cm" svg:y="12.1cm">
          <draw:text-box>
            <text:p><text:span text:style-name="T3">B1</text:span></text:p>
          </draw:text-box>
        </draw:frame>
        <draw:frame draw:style-name="gr6" draw:text-style-name="P6" draw:layer="layout" svg:width="0.8cm" svg:height="0.5cm" svg:x="19cm" svg:y="12.1cm">
          <draw:text-box>
            <text:p><text:span text:style-name="T3">B2</text:span></text:p>
          </draw:text-box>
        </draw:frame>
        <draw:frame draw:style-name="gr6" draw:text-style-name="P6" draw:layer="layout" svg:width="0.8cm" svg:height="0.5cm" svg:x="18cm" svg:y="12.1cm">
          <draw:text-box>
            <text:p><text:span text:style-name="T3">B3</text:span></text:p>
          </draw:text-box>
        </draw:frame>
        <draw:frame draw:style-name="gr6" draw:text-style-name="P6" draw:layer="layout" svg:width="0.8cm" svg:height="0.5cm" svg:x="17cm" svg:y="12.1cm">
          <draw:text-box>
            <text:p><text:span text:style-name="T3">B4</text:span></text:p>
          </draw:text-box>
        </draw:frame>
        <draw:frame draw:style-name="gr6" draw:text-style-name="P6" draw:layer="layout" svg:width="0.8cm" svg:height="0.5cm" svg:x="16cm" svg:y="12.1cm">
          <draw:text-box>
            <text:p><text:span text:style-name="T3">B5</text:span></text:p>
          </draw:text-box>
        </draw:frame>
        <draw:frame draw:style-name="gr6" draw:text-style-name="P6" draw:layer="layout" svg:width="0.8cm" svg:height="0.5cm" svg:x="15cm" svg:y="12.1cm">
          <draw:text-box>
            <text:p><text:span text:style-name="T3">B6</text:span></text:p>
          </draw:text-box>
        </draw:frame>
        <draw:frame draw:style-name="gr6" draw:text-style-name="P6" draw:layer="layout" svg:width="0.8cm" svg:height="0.5cm" svg:x="14cm" svg:y="12.1cm">
          <draw:text-box>
            <text:p><text:span text:style-name="T3">B7</text:span></text:p>
          </draw:text-box>
        </draw:frame>
        <draw:frame draw:style-name="gr6" draw:text-style-name="P6" draw:layer="layout" svg:width="0.8cm" svg:height="0.5cm" svg:x="13cm" svg:y="12.1cm">
          <draw:text-box>
            <text:p><text:span text:style-name="T3">B8</text:span></text:p>
          </draw:text-box>
        </draw:frame>
        <draw:frame draw:style-name="gr6" draw:text-style-name="P6" draw:layer="layout" svg:width="0.8cm" svg:height="0.5cm" svg:x="12cm" svg:y="12.1cm">
          <draw:text-box>
            <text:p><text:span text:style-name="T3">B9</text:span></text:p>
          </draw:text-box>
        </draw:frame>
        <draw:frame draw:style-name="gr6" draw:text-style-name="P6" draw:layer="layout" svg:width="0.8cm" svg:height="0.5cm" svg:x="11cm" svg:y="12.1cm">
          <draw:text-box>
            <text:p><text:span text:style-name="T3">B10</text:span></text:p>
          </draw:text-box>
        </draw:frame>
        <draw:frame draw:style-name="gr6" draw:text-style-name="P6" draw:layer="layout" svg:width="0.8cm" svg:height="0.5cm" svg:x="10cm" svg:y="12.1cm">
          <draw:text-box>
            <text:p><text:span text:style-name="T3">B11</text:span></text:p>
          </draw:text-box>
        </draw:frame>
        <draw:path draw:style-name="gr7" draw:text-style-name="P2" draw:layer="layout" svg:width="13.799cm" svg:height="2.399cm" svg:x="8cm" svg:y="8.8cm" svg:viewBox="0 0 13800 2400" svg:d="M1200 2200c-567 0-1000-433-1000-1000s433-1000 1000-1000h11400c567 0 1000 433 1000 1000s-433 1000-1000 1000zM13800 1200c0 680-520 1200-1200 1200h-11400c-680 0-1200-520-1200-1200s520-1200 1200-1200h11400c680 0 1200 520 1200 1200z">
          <text:p/>
        </draw:path>
        <draw:frame draw:style-name="gr8" draw:text-style-name="P7" draw:layer="layout" svg:width="0.8cm" svg:height="0.5cm" svg:x="10cm" svg:y="11.4cm">
          <draw:text-box>
            <text:p><text:span text:style-name="T4">RX1+</text:span></text:p>
          </draw:text-box>
        </draw:frame>
        <draw:frame draw:style-name="gr8" draw:text-style-name="P7" draw:layer="layout" svg:width="0.8cm" svg:height="0.5cm" svg:x="11cm" svg:y="11.4cm">
          <draw:text-box>
            <text:p><text:span text:style-name="T4">RX1-</text:span></text:p>
          </draw:text-box>
        </draw:frame>
        <draw:frame draw:style-name="gr8" draw:text-style-name="P8" draw:layer="layout" svg:width="0.8cm" svg:height="0.5cm" svg:x="12cm" svg:y="11.4cm">
          <draw:text-box>
            <text:p><text:span text:style-name="T4">V</text:span><text:span text:style-name="T5">BUS</text:span></text:p>
          </draw:text-box>
        </draw:frame>
        <draw:frame draw:style-name="gr8" draw:text-style-name="P7" draw:layer="layout" svg:width="0.8cm" svg:height="0.5cm" svg:x="13cm" svg:y="11.4cm">
          <draw:text-box>
            <text:p><text:span text:style-name="T4">SUB2</text:span></text:p>
          </draw:text-box>
        </draw:frame>
        <draw:frame draw:style-name="gr8" draw:text-style-name="P8" draw:layer="layout" svg:width="0.8cm" svg:height="0.5cm" svg:x="14cm" svg:y="11.4cm">
          <draw:text-box>
            <text:p><text:span text:style-name="T6">D-</text:span></text:p>
          </draw:text-box>
        </draw:frame>
        <draw:frame draw:style-name="gr8" draw:text-style-name="P8" draw:layer="layout" svg:width="0.8cm" svg:height="0.5cm" svg:x="15cm" svg:y="11.4cm">
          <draw:text-box>
            <text:p><text:span text:style-name="T6">D+</text:span></text:p>
          </draw:text-box>
        </draw:frame>
        <draw:frame draw:style-name="gr8" draw:text-style-name="P8" draw:layer="layout" svg:width="0.8cm" svg:height="0.5cm" svg:x="16cm" svg:y="11.4cm">
          <draw:text-box>
            <text:p><text:span text:style-name="T6">CC2</text:span></text:p>
          </draw:text-box>
        </draw:frame>
        <draw:frame draw:style-name="gr8" draw:text-style-name="P8" draw:layer="layout" svg:width="0.8cm" svg:height="0.5cm" svg:x="18cm" svg:y="11.4cm">
          <draw:text-box>
            <text:p><text:span text:style-name="T6">TX2-</text:span></text:p>
          </draw:text-box>
        </draw:frame>
        <draw:frame draw:style-name="gr8" draw:text-style-name="P8" draw:layer="layout" svg:width="0.8cm" svg:height="0.5cm" svg:x="17cm" svg:y="11.4cm">
          <draw:text-box>
            <text:p><text:span text:style-name="T6">VBUS</text:span></text:p>
          </draw:text-box>
        </draw:frame>
        <draw:frame draw:style-name="gr8" draw:text-style-name="P8" draw:layer="layout" svg:width="0.8cm" svg:height="0.5cm" svg:x="19cm" svg:y="11.4cm">
          <draw:text-box>
            <text:p><text:span text:style-name="T6">TX2+</text:span></text:p>
          </draw:text-box>
        </draw:frame>
        <draw:frame draw:style-name="gr8" draw:text-style-name="P7" draw:layer="layout" svg:width="0.8cm" svg:height="0.5cm" svg:x="9cm" svg:y="11.4cm">
          <draw:text-box>
            <text:p><text:span text:style-name="T4">GND</text:span></text:p>
          </draw:text-box>
        </draw:frame>
        <draw:frame draw:style-name="gr8" draw:text-style-name="P8" draw:layer="layout" svg:width="0.8cm" svg:height="0.5cm" svg:x="20cm" svg:y="11.4cm">
          <draw:text-box>
            <text:p><text:span text:style-name="T6">GND</text:span></text:p>
          </draw:text-box>
        </draw:frame>
        <draw:frame draw:style-name="gr9" draw:text-style-name="P9" draw:layer="layout" svg:width="0.8cm" svg:height="0.5cm" svg:x="11cm" svg:y="8.1cm">
          <draw:text-box>
            <text:p><text:span text:style-name="T7">TX1-</text:span></text:p>
          </draw:text-box>
        </draw:frame>
        <draw:frame draw:style-name="gr9" draw:text-style-name="P9" draw:layer="layout" svg:width="0.8cm" svg:height="0.5cm" svg:x="12cm" svg:y="8.1cm">
          <draw:text-box>
            <text:p><text:span text:style-name="T7">V</text:span><text:span text:style-name="T8">BUS</text:span></text:p>
          </draw:text-box>
        </draw:frame>
        <draw:frame draw:style-name="gr9" draw:text-style-name="P9" draw:layer="layout" svg:width="0.8cm" svg:height="0.5cm" svg:x="13cm" svg:y="8.1cm">
          <draw:text-box>
            <text:p><text:span text:style-name="T7">CC1</text:span></text:p>
          </draw:text-box>
        </draw:frame>
        <draw:frame draw:style-name="gr9" draw:text-style-name="P10" draw:layer="layout" svg:width="0.8cm" svg:height="0.5cm" svg:x="14cm" svg:y="8.1cm">
          <draw:text-box>
            <text:p><text:span text:style-name="T9">D+</text:span></text:p>
          </draw:text-box>
        </draw:frame>
        <draw:frame draw:style-name="gr9" draw:text-style-name="P10" draw:layer="layout" svg:width="0.8cm" svg:height="0.5cm" svg:x="15cm" svg:y="8.1cm">
          <draw:text-box>
            <text:p><text:span text:style-name="T9">D-</text:span></text:p>
          </draw:text-box>
        </draw:frame>
        <draw:frame draw:style-name="gr9" draw:text-style-name="P10" draw:layer="layout" svg:width="0.8cm" svg:height="0.5cm" svg:x="16cm" svg:y="8.1cm">
          <draw:text-box>
            <text:p><text:span text:style-name="T9">SBU1</text:span></text:p>
          </draw:text-box>
        </draw:frame>
        <draw:frame draw:style-name="gr9" draw:text-style-name="P10" draw:layer="layout" svg:width="0.8cm" svg:height="0.5cm" svg:x="18cm" svg:y="8.1cm">
          <draw:text-box>
            <text:p><text:span text:style-name="T9">RX2-</text:span></text:p>
          </draw:text-box>
        </draw:frame>
        <draw:frame draw:style-name="gr9" draw:text-style-name="P10" draw:layer="layout" svg:width="0.8cm" svg:height="0.5cm" svg:x="17cm" svg:y="8.1cm">
          <draw:text-box>
            <text:p><text:span text:style-name="T9">VBUS</text:span></text:p>
          </draw:text-box>
        </draw:frame>
        <draw:frame draw:style-name="gr9" draw:text-style-name="P10" draw:layer="layout" svg:width="0.8cm" svg:height="0.5cm" svg:x="19cm" svg:y="8.1cm">
          <draw:text-box>
            <text:p><text:span text:style-name="T9">RX2+</text:span></text:p>
          </draw:text-box>
        </draw:frame>
        <draw:frame draw:style-name="gr9" draw:text-style-name="P9" draw:layer="layout" svg:width="0.8cm" svg:height="0.5cm" svg:x="10cm" svg:y="8.1cm">
          <draw:text-box>
            <text:p><text:span text:style-name="T7">TX1+</text:span></text:p>
          </draw:text-box>
        </draw:frame>
        <draw:frame draw:style-name="gr9" draw:text-style-name="P9" draw:layer="layout" svg:width="0.8cm" svg:height="0.5cm" svg:x="9cm" svg:y="8.1cm">
          <draw:text-box>
            <text:p><text:span text:style-name="T7">GND</text:span></text:p>
          </draw:text-box>
        </draw:frame>
        <draw:frame draw:style-name="gr9" draw:text-style-name="P10" draw:layer="layout" svg:width="0.8cm" svg:height="0.5cm" svg:x="20cm" svg:y="8.1cm">
          <draw:text-box>
            <text:p><text:span text:style-name="T9">GND</text:span></text:p>
          </draw:text-box>
        </draw:frame>
        <draw:frame draw:style-name="gr9" draw:text-style-name="P9" draw:layer="layout" svg:width="0.8cm" svg:height="0.5cm" svg:x="9cm" svg:y="8.1cm">
          <draw:text-box>
            <text:p><text:span text:style-name="T7">GND</text:span></text:p>
          </draw:text-box>
        </draw:frame>
      </draw:page>
      <draw:page draw:name="page2" draw:style-name="dp1" draw:master-page-name="Default">
        <draw:path draw:style-name="gr10" draw:text-style-name="P11" draw:layer="layout" svg:width="13.399cm" svg:height="1.999cm" svg:x="8.2cm" svg:y="9cm" svg:viewBox="0 0 13400 2000" svg:d="M800 1500h11800c55 0 100-45 100-100v-800c0-55-45-100-100-100h-11800c-55 0-100 45-100 100v800c0 55 45 100 100 100zM1000 0h11400c567 0 1000 433 1000 1000s-433 1000-1000 1000h-11400c-567 0-1000-433-1000-1000s433-1000 1000-1000z">
          <text:p/>
        </draw:path>
        <draw:custom-shape draw:style-name="gr11" draw:text-style-name="P1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0.8cm" svg:height="0.5cm" svg:x="9cm" svg:y="12.1cm">
          <draw:text-box>
            <text:p><text:span text:style-name="T2">B12</text:span></text:p>
          </draw:text-box>
        </draw:frame>
        <draw:frame draw:style-name="gr13" draw:text-style-name="P6" draw:layer="layout" svg:width="0.8cm" svg:height="0.5cm" svg:x="20cm" svg:y="12.1cm">
          <draw:text-box>
            <text:p><text:span text:style-name="T3">B1</text:span></text:p>
          </draw:text-box>
        </draw:frame>
        <draw:frame draw:style-name="gr13" draw:text-style-name="P6" draw:layer="layout" svg:width="0.8cm" svg:height="0.5cm" svg:x="19cm" svg:y="12.1cm">
          <draw:text-box>
            <text:p><text:span text:style-name="T3">B2</text:span></text:p>
          </draw:text-box>
        </draw:frame>
        <draw:frame draw:style-name="gr13" draw:text-style-name="P6" draw:layer="layout" svg:width="0.8cm" svg:height="0.5cm" svg:x="18cm" svg:y="12.1cm">
          <draw:text-box>
            <text:p><text:span text:style-name="T3">B3</text:span></text:p>
          </draw:text-box>
        </draw:frame>
        <draw:frame draw:style-name="gr13" draw:text-style-name="P6" draw:layer="layout" svg:width="0.8cm" svg:height="0.5cm" svg:x="17cm" svg:y="12.1cm">
          <draw:text-box>
            <text:p><text:span text:style-name="T3">B4</text:span></text:p>
          </draw:text-box>
        </draw:frame>
        <draw:frame draw:style-name="gr13" draw:text-style-name="P6" draw:layer="layout" svg:width="0.8cm" svg:height="0.5cm" svg:x="16cm" svg:y="12.1cm">
          <draw:text-box>
            <text:p><text:span text:style-name="T3">B5</text:span></text:p>
          </draw:text-box>
        </draw:frame>
        <draw:frame draw:style-name="gr13" draw:text-style-name="P6" draw:layer="layout" svg:width="0.8cm" svg:height="0.5cm" svg:x="15cm" svg:y="12.1cm">
          <draw:text-box>
            <text:p><text:span text:style-name="T3">B6</text:span></text:p>
          </draw:text-box>
        </draw:frame>
        <draw:frame draw:style-name="gr13" draw:text-style-name="P6" draw:layer="layout" svg:width="0.8cm" svg:height="0.5cm" svg:x="14cm" svg:y="12.1cm">
          <draw:text-box>
            <text:p><text:span text:style-name="T3">B7</text:span></text:p>
          </draw:text-box>
        </draw:frame>
        <draw:frame draw:style-name="gr13" draw:text-style-name="P6" draw:layer="layout" svg:width="0.8cm" svg:height="0.5cm" svg:x="13cm" svg:y="12.1cm">
          <draw:text-box>
            <text:p><text:span text:style-name="T3">B8</text:span></text:p>
          </draw:text-box>
        </draw:frame>
        <draw:frame draw:style-name="gr13" draw:text-style-name="P6" draw:layer="layout" svg:width="0.8cm" svg:height="0.5cm" svg:x="12cm" svg:y="12.1cm">
          <draw:text-box>
            <text:p><text:span text:style-name="T3">B9</text:span></text:p>
          </draw:text-box>
        </draw:frame>
        <draw:frame draw:style-name="gr13" draw:text-style-name="P6" draw:layer="layout" svg:width="0.8cm" svg:height="0.5cm" svg:x="11cm" svg:y="12.1cm">
          <draw:text-box>
            <text:p><text:span text:style-name="T3">B10</text:span></text:p>
          </draw:text-box>
        </draw:frame>
        <draw:frame draw:style-name="gr13" draw:text-style-name="P6" draw:layer="layout" svg:width="0.8cm" svg:height="0.5cm" svg:x="10cm" svg:y="12.1cm">
          <draw:text-box>
            <text:p><text:span text:style-name="T3">B11</text:span></text:p>
          </draw:text-box>
        </draw:frame>
        <draw:frame draw:style-name="gr14" draw:text-style-name="P7" draw:layer="layout" svg:width="0.8cm" svg:height="0.5cm" svg:x="10cm" svg:y="11.4cm">
          <draw:text-box>
            <text:p><text:span text:style-name="T2">RX1+</text:span></text:p>
          </draw:text-box>
        </draw:frame>
        <draw:frame draw:style-name="gr14" draw:text-style-name="P7" draw:layer="layout" svg:width="0.8cm" svg:height="0.5cm" svg:x="11cm" svg:y="11.4cm">
          <draw:text-box>
            <text:p><text:span text:style-name="T2">RX1-</text:span></text:p>
          </draw:text-box>
        </draw:frame>
        <draw:frame draw:style-name="gr14" draw:text-style-name="P8" draw:layer="layout" svg:width="0.8cm" svg:height="0.5cm" svg:x="12cm" svg:y="11.4cm">
          <draw:text-box>
            <text:p><text:span text:style-name="T2">V</text:span><text:span text:style-name="T10">BUS</text:span></text:p>
          </draw:text-box>
        </draw:frame>
        <draw:frame draw:style-name="gr14" draw:text-style-name="P7" draw:layer="layout" svg:width="0.8cm" svg:height="0.5cm" svg:x="13cm" svg:y="11.4cm">
          <draw:text-box>
            <text:p><text:span text:style-name="T2">SUB2</text:span></text:p>
          </draw:text-box>
        </draw:frame>
        <draw:frame draw:style-name="gr14" draw:text-style-name="P8" draw:layer="layout" svg:width="0.8cm" svg:height="0.5cm" svg:x="14cm" svg:y="11.4cm">
          <draw:text-box>
            <text:p><text:span text:style-name="T3">D-</text:span></text:p>
          </draw:text-box>
        </draw:frame>
        <draw:frame draw:style-name="gr14" draw:text-style-name="P8" draw:layer="layout" svg:width="0.8cm" svg:height="0.5cm" svg:x="15cm" svg:y="11.4cm">
          <draw:text-box>
            <text:p><text:span text:style-name="T3">D+</text:span></text:p>
          </draw:text-box>
        </draw:frame>
        <draw:frame draw:style-name="gr14" draw:text-style-name="P8" draw:layer="layout" svg:width="0.8cm" svg:height="0.5cm" svg:x="16cm" svg:y="11.4cm">
          <draw:text-box>
            <text:p><text:span text:style-name="T3">CC2</text:span></text:p>
          </draw:text-box>
        </draw:frame>
        <draw:frame draw:style-name="gr14" draw:text-style-name="P8" draw:layer="layout" svg:width="0.8cm" svg:height="0.5cm" svg:x="18cm" svg:y="11.4cm">
          <draw:text-box>
            <text:p><text:span text:style-name="T3">TX2-</text:span></text:p>
          </draw:text-box>
        </draw:frame>
        <draw:frame draw:style-name="gr14" draw:text-style-name="P8" draw:layer="layout" svg:width="0.8cm" svg:height="0.5cm" svg:x="17cm" svg:y="11.4cm">
          <draw:text-box>
            <text:p><text:span text:style-name="T3">VBUS</text:span></text:p>
          </draw:text-box>
        </draw:frame>
        <draw:frame draw:style-name="gr14" draw:text-style-name="P8" draw:layer="layout" svg:width="0.8cm" svg:height="0.5cm" svg:x="19cm" svg:y="11.4cm">
          <draw:text-box>
            <text:p><text:span text:style-name="T3">TX2+</text:span></text:p>
          </draw:text-box>
        </draw:frame>
        <draw:frame draw:style-name="gr14" draw:text-style-name="P7" draw:layer="layout" svg:width="0.8cm" svg:height="0.5cm" svg:x="9cm" svg:y="11.4cm">
          <draw:text-box>
            <text:p><text:span text:style-name="T2">GND</text:span></text:p>
          </draw:text-box>
        </draw:frame>
        <draw:frame draw:style-name="gr14" draw:text-style-name="P8" draw:layer="layout" svg:width="0.8cm" svg:height="0.5cm" svg:x="20cm" svg:y="11.4cm">
          <draw:text-box>
            <text:p><text:span text:style-name="T3">GND</text:span></text:p>
          </draw:text-box>
        </draw:frame>
        <draw:frame draw:style-name="gr15" draw:text-style-name="P4" draw:layer="layout" svg:width="0.8cm" svg:height="0.5cm" svg:x="20cm" svg:y="7.4cm">
          <draw:text-box>
            <text:p><text:span text:style-name="T1">A1</text:span></text:p>
          </draw:text-box>
        </draw:frame>
        <draw:frame draw:style-name="gr15" draw:text-style-name="P4" draw:layer="layout" svg:width="0.8cm" svg:height="0.5cm" svg:x="19cm" svg:y="7.4cm">
          <draw:text-box>
            <text:p><text:span text:style-name="T1">A2</text:span></text:p>
          </draw:text-box>
        </draw:frame>
        <draw:frame draw:style-name="gr15" draw:text-style-name="P4" draw:layer="layout" svg:width="0.8cm" svg:height="0.5cm" svg:x="18cm" svg:y="7.4cm">
          <draw:text-box>
            <text:p><text:span text:style-name="T1">A3</text:span></text:p>
          </draw:text-box>
        </draw:frame>
        <draw:frame draw:style-name="gr15" draw:text-style-name="P4" draw:layer="layout" svg:width="0.8cm" svg:height="0.5cm" svg:x="17cm" svg:y="7.4cm">
          <draw:text-box>
            <text:p><text:span text:style-name="T1">A4</text:span></text:p>
          </draw:text-box>
        </draw:frame>
        <draw:frame draw:style-name="gr15" draw:text-style-name="P4" draw:layer="layout" svg:width="0.8cm" svg:height="0.5cm" svg:x="16cm" svg:y="7.4cm">
          <draw:text-box>
            <text:p><text:span text:style-name="T1">A5</text:span></text:p>
          </draw:text-box>
        </draw:frame>
        <draw:frame draw:style-name="gr15" draw:text-style-name="P4" draw:layer="layout" svg:width="0.8cm" svg:height="0.5cm" svg:x="15cm" svg:y="7.4cm">
          <draw:text-box>
            <text:p><text:span text:style-name="T1">A6</text:span></text:p>
          </draw:text-box>
        </draw:frame>
        <draw:frame draw:style-name="gr15" draw:text-style-name="P4" draw:layer="layout" svg:width="0.8cm" svg:height="0.5cm" svg:x="14cm" svg:y="7.4cm">
          <draw:text-box>
            <text:p><text:span text:style-name="T1">A7</text:span></text:p>
          </draw:text-box>
        </draw:frame>
        <draw:frame draw:style-name="gr15" draw:text-style-name="P4" draw:layer="layout" svg:width="0.8cm" svg:height="0.5cm" svg:x="13cm" svg:y="7.4cm">
          <draw:text-box>
            <text:p><text:span text:style-name="T1">A8</text:span></text:p>
          </draw:text-box>
        </draw:frame>
        <draw:frame draw:style-name="gr15" draw:text-style-name="P4" draw:layer="layout" svg:width="0.8cm" svg:height="0.5cm" svg:x="12cm" svg:y="7.4cm">
          <draw:text-box>
            <text:p><text:span text:style-name="T1">A9</text:span></text:p>
          </draw:text-box>
        </draw:frame>
        <draw:frame draw:style-name="gr15" draw:text-style-name="P4" draw:layer="layout" svg:width="0.8cm" svg:height="0.5cm" svg:x="11cm" svg:y="7.4cm">
          <draw:text-box>
            <text:p><text:span text:style-name="T1">A10</text:span></text:p>
          </draw:text-box>
        </draw:frame>
        <draw:frame draw:style-name="gr15" draw:text-style-name="P4" draw:layer="layout" svg:width="0.8cm" svg:height="0.5cm" svg:x="10cm" svg:y="7.4cm">
          <draw:text-box>
            <text:p><text:span text:style-name="T1">A11</text:span></text:p>
          </draw:text-box>
        </draw:frame>
        <draw:frame draw:style-name="gr15" draw:text-style-name="P4" draw:layer="layout" svg:width="0.8cm" svg:height="0.5cm" svg:x="9cm" svg:y="7.4cm">
          <draw:text-box>
            <text:p><text:span text:style-name="T1">A12</text:span></text:p>
          </draw:text-box>
        </draw:frame>
        <draw:frame draw:style-name="gr16" draw:text-style-name="P9" draw:layer="layout" svg:width="0.8cm" svg:height="0.5cm" svg:x="18cm" svg:y="8.1cm">
          <draw:text-box>
            <text:p><text:span text:style-name="T11">TX1-</text:span></text:p>
          </draw:text-box>
        </draw:frame>
        <draw:frame draw:style-name="gr16" draw:text-style-name="P9" draw:layer="layout" svg:width="0.8cm" svg:height="0.5cm" svg:x="17cm" svg:y="8.1cm">
          <draw:text-box>
            <text:p><text:span text:style-name="T11">V</text:span><text:span text:style-name="T12">BUS</text:span></text:p>
          </draw:text-box>
        </draw:frame>
        <draw:frame draw:style-name="gr16" draw:text-style-name="P9" draw:layer="layout" svg:width="0.8cm" svg:height="0.5cm" svg:x="16cm" svg:y="8.1cm">
          <draw:text-box>
            <text:p><text:span text:style-name="T11">CC1</text:span></text:p>
          </draw:text-box>
        </draw:frame>
        <draw:frame draw:style-name="gr16" draw:text-style-name="P10" draw:layer="layout" svg:width="0.8cm" svg:height="0.5cm" svg:x="15cm" svg:y="8.1cm">
          <draw:text-box>
            <text:p><text:span text:style-name="T13">D+</text:span></text:p>
          </draw:text-box>
        </draw:frame>
        <draw:frame draw:style-name="gr16" draw:text-style-name="P10" draw:layer="layout" svg:width="0.8cm" svg:height="0.5cm" svg:x="14cm" svg:y="8.1cm">
          <draw:text-box>
            <text:p><text:span text:style-name="T13">D-</text:span></text:p>
          </draw:text-box>
        </draw:frame>
        <draw:frame draw:style-name="gr16" draw:text-style-name="P10" draw:layer="layout" svg:width="0.8cm" svg:height="0.5cm" svg:x="13cm" svg:y="8.1cm">
          <draw:text-box>
            <text:p><text:span text:style-name="T13">SBU1</text:span></text:p>
          </draw:text-box>
        </draw:frame>
        <draw:frame draw:style-name="gr16" draw:text-style-name="P10" draw:layer="layout" svg:width="0.8cm" svg:height="0.5cm" svg:x="11cm" svg:y="8.1cm">
          <draw:text-box>
            <text:p><text:span text:style-name="T13">RX2-</text:span></text:p>
          </draw:text-box>
        </draw:frame>
        <draw:frame draw:style-name="gr16" draw:text-style-name="P10" draw:layer="layout" svg:width="0.8cm" svg:height="0.5cm" svg:x="12cm" svg:y="8.1cm">
          <draw:text-box>
            <text:p><text:span text:style-name="T13">VBUS</text:span></text:p>
          </draw:text-box>
        </draw:frame>
        <draw:frame draw:style-name="gr16" draw:text-style-name="P10" draw:layer="layout" svg:width="0.8cm" svg:height="0.5cm" svg:x="10cm" svg:y="8.1cm">
          <draw:text-box>
            <text:p><text:span text:style-name="T13">RX2+</text:span></text:p>
          </draw:text-box>
        </draw:frame>
        <draw:frame draw:style-name="gr16" draw:text-style-name="P9" draw:layer="layout" svg:width="0.8cm" svg:height="0.5cm" svg:x="19cm" svg:y="8.1cm">
          <draw:text-box>
            <text:p><text:span text:style-name="T11">TX1+</text:span></text:p>
          </draw:text-box>
        </draw:frame>
        <draw:frame draw:style-name="gr16" draw:text-style-name="P9" draw:layer="layout" svg:width="0.8cm" svg:height="0.5cm" svg:x="9cm" svg:y="8.1cm">
          <draw:text-box>
            <text:p><text:span text:style-name="T11">GND</text:span></text:p>
          </draw:text-box>
        </draw:frame>
        <draw:frame draw:style-name="gr16" draw:text-style-name="P10" draw:layer="layout" svg:width="0.8cm" svg:height="0.5cm" svg:x="20cm" svg:y="8.1cm">
          <draw:text-box>
            <text:p><text:span text:style-name="T13">GND</text:span></text:p>
          </draw:text-box>
        </draw:frame>
        <draw:frame draw:style-name="gr16" draw:text-style-name="P9" draw:layer="layout" svg:width="0.8cm" svg:height="0.5cm" svg:x="9cm" svg:y="8.1cm">
          <draw:text-box>
            <text:p><text:span text:style-name="T11">GND</text:span></text:p>
          </draw:text-box>
        </draw:frame>
        <draw:g>
          <draw:g>
            <draw:polygon draw:style-name="gr17" draw:text-style-name="P3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17" draw:text-style-name="P3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7" draw:text-style-name="P3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17" draw:text-style-name="P3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17" draw:text-style-name="P3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7" draw:text-style-name="P3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17" draw:text-style-name="P3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17" draw:text-style-name="P3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17" draw:text-style-name="P3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17" draw:text-style-name="P3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ath draw:style-name="gr18" draw:text-style-name="P12" draw:layer="layout" svg:width="13.499cm" svg:height="2.099cm" svg:x="8.15cm" svg:y="8.95cm" svg:viewBox="0 0 13500 2100" svg:d="M13500 1050c0 595-455 1050-1050 1050h-11400c-595 0-1050-455-1050-1050s455-1050 1050-1050h11400c595 0 1050 455 1050 1050z">
          <text:p/>
        </draw:path>
      </draw:page>
      <draw:page draw:name="page3" draw:style-name="dp1" draw:master-page-name="Default">
        <draw:frame draw:style-name="gr19" draw:text-style-name="P13" draw:layer="layout" svg:width="12.2cm" svg:height="1.2cm" svg:x="3.9cm" svg:y="16.7cm">
          <draw:text-box>
            <text:p/>
          </draw:text-box>
        </draw:frame>
        <draw:frame draw:style-name="gr20" draw:text-style-name="P8" draw:layer="layout" svg:width="1cm" svg:height="0.3cm" svg:x="5cm" svg:y="12.6cm">
          <draw:text-box>
            <text:p><text:span text:style-name="T14">TX1+</text:span></text:p>
          </draw:text-box>
        </draw:frame>
        <draw:frame draw:style-name="gr20" draw:text-style-name="P8" draw:layer="layout" svg:width="1cm" svg:height="0.3cm" svg:x="6cm" svg:y="12.6cm">
          <draw:text-box>
            <text:p><text:span text:style-name="T14">TX1-</text:span></text:p>
          </draw:text-box>
        </draw:frame>
        <draw:frame draw:style-name="gr20" draw:text-style-name="P8" draw:layer="layout" svg:width="1cm" svg:height="0.3cm" svg:x="7cm" svg:y="12.6cm">
          <draw:text-box>
            <text:p><text:span text:style-name="T14">V</text:span><text:span text:style-name="T15">BUS</text:span></text:p>
          </draw:text-box>
        </draw:frame>
        <draw:frame draw:style-name="gr20" draw:text-style-name="P8" draw:layer="layout" svg:width="1cm" svg:height="0.3cm" svg:x="8cm" svg:y="12.6cm">
          <draw:text-box>
            <text:p><text:span text:style-name="T14">CC1</text:span></text:p>
          </draw:text-box>
        </draw:frame>
        <draw:frame draw:style-name="gr20" draw:text-style-name="P8" draw:layer="layout" svg:width="1cm" svg:height="0.3cm" svg:x="9cm" svg:y="12.6cm">
          <draw:text-box>
            <text:p><text:span text:style-name="T14">D+</text:span></text:p>
          </draw:text-box>
        </draw:frame>
        <draw:frame draw:style-name="gr20" draw:text-style-name="P8" draw:layer="layout" svg:width="1cm" svg:height="0.3cm" svg:x="11cm" svg:y="12.6cm">
          <draw:text-box>
            <text:p><text:span text:style-name="T14">SBU1</text:span></text:p>
          </draw:text-box>
        </draw:frame>
        <draw:frame draw:style-name="gr20" draw:text-style-name="P8" draw:layer="layout" svg:width="1cm" svg:height="0.3cm" svg:x="13cm" svg:y="12.6cm">
          <draw:text-box>
            <text:p><text:span text:style-name="T14">RX2-</text:span></text:p>
          </draw:text-box>
        </draw:frame>
        <draw:frame draw:style-name="gr20" draw:text-style-name="P8" draw:layer="layout" svg:width="1cm" svg:height="0.3cm" svg:x="10cm" svg:y="12.6cm">
          <draw:text-box>
            <text:p><text:span text:style-name="T14">D-</text:span></text:p>
          </draw:text-box>
        </draw:frame>
        <draw:frame draw:style-name="gr20" draw:text-style-name="P8" draw:layer="layout" svg:width="1cm" svg:height="0.3cm" svg:x="12cm" svg:y="12.6cm">
          <draw:text-box>
            <text:p><text:span text:style-name="T14">VBUS</text:span></text:p>
          </draw:text-box>
        </draw:frame>
        <draw:frame draw:style-name="gr20" draw:text-style-name="P8" draw:layer="layout" svg:width="1cm" svg:height="0.3cm" svg:x="14cm" svg:y="12.6cm">
          <draw:text-box>
            <text:p><text:span text:style-name="T14">RX2+</text:span></text:p>
          </draw:text-box>
        </draw:frame>
        <draw:path draw:style-name="gr20" draw:text-style-name="P15" draw:layer="layout" svg:width="0.999cm" svg:height="0.299cm" svg:x="15cm" svg:y="12.6cm" svg:viewBox="0 0 1000 300" svg:d="M0 0v300h1000v-100c0-113-87-200-200-200z">
          <text:p text:style-name="P14"><text:span text:style-name="T16">GND</text:span></text:p>
        </draw:path>
        <draw:frame draw:style-name="gr20" draw:text-style-name="P8" draw:layer="layout" svg:width="1cm" svg:height="0.3cm" svg:x="5cm" svg:y="13.1cm">
          <draw:text-box>
            <text:p><text:span text:style-name="T14">RX1+</text:span></text:p>
          </draw:text-box>
        </draw:frame>
        <draw:frame draw:style-name="gr20" draw:text-style-name="P8" draw:layer="layout" svg:width="1cm" svg:height="0.3cm" svg:x="6cm" svg:y="13.1cm">
          <draw:text-box>
            <text:p><text:span text:style-name="T14">RX1-</text:span></text:p>
          </draw:text-box>
        </draw:frame>
        <draw:frame draw:style-name="gr20" draw:text-style-name="P8" draw:layer="layout" svg:width="1cm" svg:height="0.3cm" svg:x="7cm" svg:y="13.1cm">
          <draw:text-box>
            <text:p><text:span text:style-name="T14">V</text:span><text:span text:style-name="T15">BUS</text:span></text:p>
          </draw:text-box>
        </draw:frame>
        <draw:frame draw:style-name="gr20" draw:text-style-name="P8" draw:layer="layout" svg:width="1cm" svg:height="0.3cm" svg:x="8cm" svg:y="13.1cm">
          <draw:text-box>
            <text:p><text:span text:style-name="T14">SUB2</text:span></text:p>
          </draw:text-box>
        </draw:frame>
        <draw:frame draw:style-name="gr20" draw:text-style-name="P8" draw:layer="layout" svg:width="1cm" svg:height="0.3cm" svg:x="9cm" svg:y="13.1cm">
          <draw:text-box>
            <text:p><text:span text:style-name="T14">D-</text:span></text:p>
          </draw:text-box>
        </draw:frame>
        <draw:frame draw:style-name="gr20" draw:text-style-name="P8" draw:layer="layout" svg:width="1cm" svg:height="0.3cm" svg:x="11cm" svg:y="13.1cm">
          <draw:text-box>
            <text:p><text:span text:style-name="T14">CC2</text:span></text:p>
          </draw:text-box>
        </draw:frame>
        <draw:frame draw:style-name="gr20" draw:text-style-name="P8" draw:layer="layout" svg:width="1cm" svg:height="0.3cm" svg:x="13cm" svg:y="13.1cm">
          <draw:text-box>
            <text:p><text:span text:style-name="T14">TX2-</text:span></text:p>
          </draw:text-box>
        </draw:frame>
        <draw:frame draw:style-name="gr20" draw:text-style-name="P8" draw:layer="layout" svg:width="1cm" svg:height="0.3cm" svg:x="10cm" svg:y="13.1cm">
          <draw:text-box>
            <text:p><text:span text:style-name="T14">D+</text:span></text:p>
          </draw:text-box>
        </draw:frame>
        <draw:frame draw:style-name="gr20" draw:text-style-name="P8" draw:layer="layout" svg:width="1cm" svg:height="0.3cm" svg:x="12cm" svg:y="13.1cm">
          <draw:text-box>
            <text:p><text:span text:style-name="T14">VBUS</text:span></text:p>
          </draw:text-box>
        </draw:frame>
        <draw:frame draw:style-name="gr20" draw:text-style-name="P8" draw:layer="layout" svg:width="1cm" svg:height="0.3cm" svg:x="14cm" svg:y="13.1cm">
          <draw:text-box>
            <text:p><text:span text:style-name="T14">TX2+</text:span></text:p>
          </draw:text-box>
        </draw:frame>
        <draw:path draw:style-name="gr21" draw:text-style-name="P16" draw:layer="layout" svg:width="0.999cm" svg:height="0.299cm" svg:x="15cm" svg:y="13.1cm" svg:viewBox="0 0 1000 300" svg:d="M800 300c110 0 200-90 200-200v-100h-1000v300z">
          <text:p text:style-name="P14"><text:span text:style-name="T16">GND</text:span></text:p>
        </draw:path>
        <draw:g>
          <draw:frame draw:style-name="gr22" draw:text-style-name="P17" draw:layer="layout" svg:width="1cm" svg:height="0.3cm" svg:x="4cm" svg:y="12.1cm">
            <draw:text-box>
              <text:p><text:span text:style-name="T14">A1</text:span></text:p>
            </draw:text-box>
          </draw:frame>
          <draw:frame draw:style-name="gr22" draw:text-style-name="P17" draw:layer="layout" svg:width="1cm" svg:height="0.3cm" svg:x="5cm" svg:y="12.1cm">
            <draw:text-box>
              <text:p><text:span text:style-name="T14">A2</text:span></text:p>
            </draw:text-box>
          </draw:frame>
          <draw:frame draw:style-name="gr22" draw:text-style-name="P17" draw:layer="layout" svg:width="1cm" svg:height="0.3cm" svg:x="6cm" svg:y="12.1cm">
            <draw:text-box>
              <text:p><text:span text:style-name="T14">A3</text:span></text:p>
            </draw:text-box>
          </draw:frame>
          <draw:frame draw:style-name="gr22" draw:text-style-name="P17" draw:layer="layout" svg:width="1cm" svg:height="0.3cm" svg:x="7cm" svg:y="12.1cm">
            <draw:text-box>
              <text:p><text:span text:style-name="T14">A4</text:span></text:p>
            </draw:text-box>
          </draw:frame>
          <draw:frame draw:style-name="gr22" draw:text-style-name="P17" draw:layer="layout" svg:width="1cm" svg:height="0.3cm" svg:x="8cm" svg:y="12.1cm">
            <draw:text-box>
              <text:p><text:span text:style-name="T14">A5</text:span></text:p>
            </draw:text-box>
          </draw:frame>
          <draw:frame draw:style-name="gr22" draw:text-style-name="P17" draw:layer="layout" svg:width="1cm" svg:height="0.3cm" svg:x="9cm" svg:y="12.1cm">
            <draw:text-box>
              <text:p><text:span text:style-name="T14">A6</text:span></text:p>
            </draw:text-box>
          </draw:frame>
          <draw:frame draw:style-name="gr22" draw:text-style-name="P17" draw:layer="layout" svg:width="1cm" svg:height="0.3cm" svg:x="10cm" svg:y="12.1cm">
            <draw:text-box>
              <text:p><text:span text:style-name="T14">A7</text:span></text:p>
            </draw:text-box>
          </draw:frame>
          <draw:frame draw:style-name="gr22" draw:text-style-name="P17" draw:layer="layout" svg:width="1cm" svg:height="0.3cm" svg:x="11cm" svg:y="12.1cm">
            <draw:text-box>
              <text:p><text:span text:style-name="T14">A8</text:span></text:p>
            </draw:text-box>
          </draw:frame>
          <draw:frame draw:style-name="gr22" draw:text-style-name="P17" draw:layer="layout" svg:width="1cm" svg:height="0.3cm" svg:x="12cm" svg:y="12.1cm">
            <draw:text-box>
              <text:p><text:span text:style-name="T14">A9</text:span></text:p>
            </draw:text-box>
          </draw:frame>
          <draw:frame draw:style-name="gr22" draw:text-style-name="P17" draw:layer="layout" svg:width="1cm" svg:height="0.3cm" svg:x="13cm" svg:y="12.1cm">
            <draw:text-box>
              <text:p><text:span text:style-name="T14">A10</text:span></text:p>
            </draw:text-box>
          </draw:frame>
          <draw:frame draw:style-name="gr22" draw:text-style-name="P17" draw:layer="layout" svg:width="1cm" svg:height="0.3cm" svg:x="14cm" svg:y="12.1cm">
            <draw:text-box>
              <text:p><text:span text:style-name="T14">A11</text:span></text:p>
            </draw:text-box>
          </draw:frame>
          <draw:frame draw:style-name="gr22" draw:text-style-name="P17" draw:layer="layout" svg:width="1cm" svg:height="0.3cm" svg:x="15cm" svg:y="12.1cm">
            <draw:text-box>
              <text:p><text:span text:style-name="T14">A12</text:span></text:p>
            </draw:text-box>
          </draw:frame>
        </draw:g>
        <draw:frame draw:style-name="gr22" draw:text-style-name="P17" draw:layer="layout" svg:width="1cm" svg:height="0.3cm" svg:x="15cm" svg:y="13.6cm">
          <draw:text-box>
            <text:p><text:span text:style-name="T14">B1</text:span></text:p>
          </draw:text-box>
        </draw:frame>
        <draw:frame draw:style-name="gr22" draw:text-style-name="P17" draw:layer="layout" svg:width="1cm" svg:height="0.3cm" svg:x="14cm" svg:y="13.6cm">
          <draw:text-box>
            <text:p><text:span text:style-name="T14">B2</text:span></text:p>
          </draw:text-box>
        </draw:frame>
        <draw:frame draw:style-name="gr22" draw:text-style-name="P17" draw:layer="layout" svg:width="1cm" svg:height="0.3cm" svg:x="13cm" svg:y="13.6cm">
          <draw:text-box>
            <text:p><text:span text:style-name="T14">B3</text:span></text:p>
          </draw:text-box>
        </draw:frame>
        <draw:frame draw:style-name="gr22" draw:text-style-name="P17" draw:layer="layout" svg:width="1cm" svg:height="0.3cm" svg:x="12cm" svg:y="13.6cm">
          <draw:text-box>
            <text:p><text:span text:style-name="T14">B4</text:span></text:p>
          </draw:text-box>
        </draw:frame>
        <draw:frame draw:style-name="gr22" draw:text-style-name="P17" draw:layer="layout" svg:width="1cm" svg:height="0.3cm" svg:x="11cm" svg:y="13.6cm">
          <draw:text-box>
            <text:p><text:span text:style-name="T14">B5</text:span></text:p>
          </draw:text-box>
        </draw:frame>
        <draw:frame draw:style-name="gr22" draw:text-style-name="P17" draw:layer="layout" svg:width="1cm" svg:height="0.3cm" svg:x="10cm" svg:y="13.6cm">
          <draw:text-box>
            <text:p><text:span text:style-name="T14">B6</text:span></text:p>
          </draw:text-box>
        </draw:frame>
        <draw:frame draw:style-name="gr22" draw:text-style-name="P17" draw:layer="layout" svg:width="1cm" svg:height="0.3cm" svg:x="9cm" svg:y="13.6cm">
          <draw:text-box>
            <text:p><text:span text:style-name="T14">B7</text:span></text:p>
          </draw:text-box>
        </draw:frame>
        <draw:frame draw:style-name="gr22" draw:text-style-name="P17" draw:layer="layout" svg:width="1cm" svg:height="0.3cm" svg:x="8cm" svg:y="13.6cm">
          <draw:text-box>
            <text:p><text:span text:style-name="T14">B8</text:span></text:p>
          </draw:text-box>
        </draw:frame>
        <draw:frame draw:style-name="gr22" draw:text-style-name="P17" draw:layer="layout" svg:width="1cm" svg:height="0.3cm" svg:x="7cm" svg:y="13.6cm">
          <draw:text-box>
            <text:p><text:span text:style-name="T14">B9</text:span></text:p>
          </draw:text-box>
        </draw:frame>
        <draw:frame draw:style-name="gr22" draw:text-style-name="P17" draw:layer="layout" svg:width="1cm" svg:height="0.3cm" svg:x="6cm" svg:y="13.6cm">
          <draw:text-box>
            <text:p><text:span text:style-name="T14">B10</text:span></text:p>
          </draw:text-box>
        </draw:frame>
        <draw:frame draw:style-name="gr22" draw:text-style-name="P17" draw:layer="layout" svg:width="1cm" svg:height="0.3cm" svg:x="5cm" svg:y="13.6cm">
          <draw:text-box>
            <text:p><text:span text:style-name="T14">B11</text:span></text:p>
          </draw:text-box>
        </draw:frame>
        <draw:frame draw:style-name="gr22" draw:text-style-name="P17" draw:layer="layout" svg:width="1cm" svg:height="0.3cm" svg:x="4cm" svg:y="13.6cm">
          <draw:text-box>
            <text:p><text:span text:style-name="T14">B12</text:span></text:p>
          </draw:text-box>
        </draw:frame>
        <draw:frame draw:style-name="gr23" draw:text-style-name="P5" draw:layer="layout" svg:width="1cm" svg:height="0.4cm" svg:x="4cm" svg:y="18cm">
          <draw:text-box>
            <text:p><text:span text:style-name="T2">B12</text:span></text:p>
          </draw:text-box>
        </draw:frame>
        <draw:frame draw:style-name="gr24" draw:text-style-name="P7" draw:layer="layout" svg:width="1cm" svg:height="0.4cm" svg:x="5cm" svg:y="17.4cm">
          <draw:text-box>
            <text:p><text:span text:style-name="T2">RX1+</text:span></text:p>
          </draw:text-box>
        </draw:frame>
        <draw:path draw:style-name="gr24" draw:text-style-name="P15" draw:layer="layout" svg:width="0.999cm" svg:height="0.399cm" svg:x="4cm" svg:y="16.8cm" svg:viewBox="0 0 1000 400" svg:d="M200 0h800v200 200h-800-200v-200c0-113 87-200 200-200z">
          <text:p text:style-name="P14"><text:span text:style-name="T17">GND</text:span></text:p>
        </draw:path>
        <draw:frame draw:style-name="gr24" draw:text-style-name="P7" draw:layer="layout" svg:width="1cm" svg:height="0.4cm" svg:x="5cm" svg:y="16.8cm">
          <draw:text-box>
            <text:p><text:span text:style-name="T2">TX1+</text:span></text:p>
          </draw:text-box>
        </draw:frame>
        <draw:path draw:style-name="gr25" draw:text-style-name="P18" draw:layer="layout" svg:width="0.999cm" svg:height="0.399cm" svg:x="4cm" svg:y="17.4cm" svg:viewBox="0 0 1000 400" svg:d="M200 400c-113 0-200-87-200-200v-200h200 800v200 200z">
          <text:p text:style-name="P14"><text:span text:style-name="T2">GND</text:span></text:p>
        </draw:path>
        <draw:frame draw:style-name="gr24" draw:text-style-name="P7" draw:layer="layout" svg:width="1cm" svg:height="0.4cm" svg:x="6cm" svg:y="16.8cm">
          <draw:text-box>
            <text:p><text:span text:style-name="T2">TX1-</text:span></text:p>
          </draw:text-box>
        </draw:frame>
        <draw:frame draw:style-name="gr24" draw:text-style-name="P7" draw:layer="layout" svg:width="1cm" svg:height="0.4cm" svg:x="6cm" svg:y="17.4cm">
          <draw:text-box>
            <text:p><text:span text:style-name="T2">RX1-</text:span></text:p>
          </draw:text-box>
        </draw:frame>
        <draw:frame draw:style-name="gr24" draw:text-style-name="P7" draw:layer="layout" svg:width="1cm" svg:height="0.4cm" svg:x="7cm" svg:y="16.8cm">
          <draw:text-box>
            <text:p><text:span text:style-name="T2">V</text:span><text:span text:style-name="T10">BUS</text:span></text:p>
          </draw:text-box>
        </draw:frame>
        <draw:frame draw:style-name="gr24" draw:text-style-name="P7" draw:layer="layout" svg:width="1cm" svg:height="0.4cm" svg:x="7cm" svg:y="17.4cm">
          <draw:text-box>
            <text:p><text:span text:style-name="T2">V</text:span><text:span text:style-name="T10">BUS</text:span></text:p>
          </draw:text-box>
        </draw:frame>
        <draw:frame draw:style-name="gr24" draw:text-style-name="P7" draw:layer="layout" svg:width="1cm" svg:height="0.4cm" svg:x="8cm" svg:y="16.8cm">
          <draw:text-box>
            <text:p><text:span text:style-name="T2">CC1</text:span></text:p>
          </draw:text-box>
        </draw:frame>
        <draw:frame draw:style-name="gr24" draw:text-style-name="P7" draw:layer="layout" svg:width="1cm" svg:height="0.4cm" svg:x="8cm" svg:y="17.4cm">
          <draw:text-box>
            <text:p><text:span text:style-name="T2">SUB2</text:span></text:p>
          </draw:text-box>
        </draw:frame>
        <draw:frame draw:style-name="gr24" draw:text-style-name="P8" draw:layer="layout" svg:width="1cm" svg:height="0.4cm" svg:x="9cm" svg:y="16.8cm">
          <draw:text-box>
            <text:p><text:span text:style-name="T3">D+</text:span></text:p>
          </draw:text-box>
        </draw:frame>
        <draw:frame draw:style-name="gr24" draw:text-style-name="P8" draw:layer="layout" svg:width="1cm" svg:height="0.4cm" svg:x="10cm" svg:y="16.8cm">
          <draw:text-box>
            <text:p><text:span text:style-name="T3">D-</text:span></text:p>
          </draw:text-box>
        </draw:frame>
        <draw:frame draw:style-name="gr24" draw:text-style-name="P8" draw:layer="layout" svg:width="1cm" svg:height="0.4cm" svg:x="9cm" svg:y="17.4cm">
          <draw:text-box>
            <text:p><text:span text:style-name="T3">D-</text:span></text:p>
          </draw:text-box>
        </draw:frame>
        <draw:frame draw:style-name="gr24" draw:text-style-name="P8" draw:layer="layout" svg:width="1cm" svg:height="0.4cm" svg:x="10cm" svg:y="17.4cm">
          <draw:text-box>
            <text:p><text:span text:style-name="T3">D+</text:span></text:p>
          </draw:text-box>
        </draw:frame>
        <draw:frame draw:style-name="gr24" draw:text-style-name="P8" draw:layer="layout" svg:width="1cm" svg:height="0.4cm" svg:x="11cm" svg:y="16.8cm">
          <draw:text-box>
            <text:p><text:span text:style-name="T3">SBU1</text:span></text:p>
          </draw:text-box>
        </draw:frame>
        <draw:frame draw:style-name="gr24" draw:text-style-name="P8" draw:layer="layout" svg:width="1cm" svg:height="0.4cm" svg:x="13cm" svg:y="16.8cm">
          <draw:text-box>
            <text:p><text:span text:style-name="T3">RX2-</text:span></text:p>
          </draw:text-box>
        </draw:frame>
        <draw:frame draw:style-name="gr24" draw:text-style-name="P8" draw:layer="layout" svg:width="1cm" svg:height="0.4cm" svg:x="12cm" svg:y="16.8cm">
          <draw:text-box>
            <text:p><text:span text:style-name="T3">VBUS</text:span></text:p>
          </draw:text-box>
        </draw:frame>
        <draw:frame draw:style-name="gr24" draw:text-style-name="P8" draw:layer="layout" svg:width="1cm" svg:height="0.4cm" svg:x="14cm" svg:y="16.8cm">
          <draw:text-box>
            <text:p><text:span text:style-name="T3">RX2+</text:span></text:p>
          </draw:text-box>
        </draw:frame>
        <draw:frame draw:style-name="gr24" draw:text-style-name="P8" draw:layer="layout" svg:width="1cm" svg:height="0.4cm" svg:x="11cm" svg:y="17.4cm">
          <draw:text-box>
            <text:p><text:span text:style-name="T3">CC2</text:span></text:p>
          </draw:text-box>
        </draw:frame>
        <draw:frame draw:style-name="gr24" draw:text-style-name="P8" draw:layer="layout" svg:width="1cm" svg:height="0.4cm" svg:x="13cm" svg:y="17.4cm">
          <draw:text-box>
            <text:p><text:span text:style-name="T3">TX2-</text:span></text:p>
          </draw:text-box>
        </draw:frame>
        <draw:frame draw:style-name="gr24" draw:text-style-name="P8" draw:layer="layout" svg:width="1cm" svg:height="0.4cm" svg:x="12cm" svg:y="17.4cm">
          <draw:text-box>
            <text:p><text:span text:style-name="T3">VBUS</text:span></text:p>
          </draw:text-box>
        </draw:frame>
        <draw:frame draw:style-name="gr24" draw:text-style-name="P8" draw:layer="layout" svg:width="1cm" svg:height="0.4cm" svg:x="14cm" svg:y="17.4cm">
          <draw:text-box>
            <text:p><text:span text:style-name="T3">TX2+</text:span></text:p>
          </draw:text-box>
        </draw:frame>
        <draw:path draw:style-name="gr24" draw:text-style-name="P15" draw:layer="layout" svg:width="0.999cm" svg:height="0.399cm" svg:x="15cm" svg:y="16.8cm" svg:viewBox="0 0 1000 400" svg:d="M800 0h-800v200 200h800 200v-200c0-113-87-200-200-200z">
          <text:p text:style-name="P14"><text:span text:style-name="T17">GND</text:span></text:p>
        </draw:path>
        <draw:path draw:style-name="gr25" draw:text-style-name="P18" draw:layer="layout" svg:width="0.999cm" svg:height="0.399cm" svg:x="15cm" svg:y="17.4cm" svg:viewBox="0 0 1000 400" svg:d="M800 400c113 0 200-87 200-200v-200h-200-800v200 200z">
          <text:p text:style-name="P14"><text:span text:style-name="T2">GND</text:span></text:p>
        </draw:path>
        <draw:frame draw:style-name="gr23" draw:text-style-name="P6" draw:layer="layout" svg:width="1cm" svg:height="0.4cm" svg:x="15cm" svg:y="18cm">
          <draw:text-box>
            <text:p><text:span text:style-name="T3">B1</text:span></text:p>
          </draw:text-box>
        </draw:frame>
        <draw:frame draw:style-name="gr23" draw:text-style-name="P6" draw:layer="layout" svg:width="1cm" svg:height="0.4cm" svg:x="14cm" svg:y="18cm">
          <draw:text-box>
            <text:p><text:span text:style-name="T3">B2</text:span></text:p>
          </draw:text-box>
        </draw:frame>
        <draw:frame draw:style-name="gr23" draw:text-style-name="P6" draw:layer="layout" svg:width="1cm" svg:height="0.4cm" svg:x="13cm" svg:y="18cm">
          <draw:text-box>
            <text:p><text:span text:style-name="T3">B3</text:span></text:p>
          </draw:text-box>
        </draw:frame>
        <draw:frame draw:style-name="gr23" draw:text-style-name="P6" draw:layer="layout" svg:width="1cm" svg:height="0.4cm" svg:x="12cm" svg:y="18cm">
          <draw:text-box>
            <text:p><text:span text:style-name="T3">B4</text:span></text:p>
          </draw:text-box>
        </draw:frame>
        <draw:frame draw:style-name="gr23" draw:text-style-name="P6" draw:layer="layout" svg:width="1cm" svg:height="0.4cm" svg:x="11cm" svg:y="18cm">
          <draw:text-box>
            <text:p><text:span text:style-name="T3">B5</text:span></text:p>
          </draw:text-box>
        </draw:frame>
        <draw:frame draw:style-name="gr23" draw:text-style-name="P6" draw:layer="layout" svg:width="1cm" svg:height="0.4cm" svg:x="10cm" svg:y="18cm">
          <draw:text-box>
            <text:p><text:span text:style-name="T3">B6</text:span></text:p>
          </draw:text-box>
        </draw:frame>
        <draw:frame draw:style-name="gr23" draw:text-style-name="P6" draw:layer="layout" svg:width="1cm" svg:height="0.4cm" svg:x="9cm" svg:y="18cm">
          <draw:text-box>
            <text:p><text:span text:style-name="T3">B7</text:span></text:p>
          </draw:text-box>
        </draw:frame>
        <draw:frame draw:style-name="gr23" draw:text-style-name="P6" draw:layer="layout" svg:width="1cm" svg:height="0.4cm" svg:x="8cm" svg:y="18cm">
          <draw:text-box>
            <text:p><text:span text:style-name="T3">B8</text:span></text:p>
          </draw:text-box>
        </draw:frame>
        <draw:frame draw:style-name="gr23" draw:text-style-name="P6" draw:layer="layout" svg:width="1cm" svg:height="0.4cm" svg:x="7cm" svg:y="18cm">
          <draw:text-box>
            <text:p><text:span text:style-name="T3">B9</text:span></text:p>
          </draw:text-box>
        </draw:frame>
        <draw:frame draw:style-name="gr23" draw:text-style-name="P6" draw:layer="layout" svg:width="1cm" svg:height="0.4cm" svg:x="6cm" svg:y="18cm">
          <draw:text-box>
            <text:p><text:span text:style-name="T3">B10</text:span></text:p>
          </draw:text-box>
        </draw:frame>
        <draw:frame draw:style-name="gr23" draw:text-style-name="P6" draw:layer="layout" svg:width="1cm" svg:height="0.4cm" svg:x="5cm" svg:y="18cm">
          <draw:text-box>
            <text:p><text:span text:style-name="T3">B11</text:span></text:p>
          </draw:text-box>
        </draw:frame>
        <draw:frame draw:style-name="gr23" draw:text-style-name="P4" draw:layer="layout" svg:width="1cm" svg:height="0.4cm" svg:x="4cm" svg:y="16.2cm">
          <draw:text-box>
            <text:p><text:span text:style-name="T1">A1</text:span></text:p>
          </draw:text-box>
        </draw:frame>
        <draw:frame draw:style-name="gr23" draw:text-style-name="P4" draw:layer="layout" svg:width="1cm" svg:height="0.4cm" svg:x="5cm" svg:y="16.2cm">
          <draw:text-box>
            <text:p><text:span text:style-name="T1">A2</text:span></text:p>
          </draw:text-box>
        </draw:frame>
        <draw:frame draw:style-name="gr23" draw:text-style-name="P4" draw:layer="layout" svg:width="1cm" svg:height="0.4cm" svg:x="6cm" svg:y="16.2cm">
          <draw:text-box>
            <text:p><text:span text:style-name="T1">A3</text:span></text:p>
          </draw:text-box>
        </draw:frame>
        <draw:frame draw:style-name="gr23" draw:text-style-name="P4" draw:layer="layout" svg:width="1cm" svg:height="0.4cm" svg:x="7cm" svg:y="16.2cm">
          <draw:text-box>
            <text:p><text:span text:style-name="T1">A4</text:span></text:p>
          </draw:text-box>
        </draw:frame>
        <draw:frame draw:style-name="gr23" draw:text-style-name="P4" draw:layer="layout" svg:width="1cm" svg:height="0.4cm" svg:x="8cm" svg:y="16.2cm">
          <draw:text-box>
            <text:p><text:span text:style-name="T1">A5</text:span></text:p>
          </draw:text-box>
        </draw:frame>
        <draw:frame draw:style-name="gr23" draw:text-style-name="P4" draw:layer="layout" svg:width="1cm" svg:height="0.4cm" svg:x="9cm" svg:y="16.2cm">
          <draw:text-box>
            <text:p><text:span text:style-name="T1">A6</text:span></text:p>
          </draw:text-box>
        </draw:frame>
        <draw:frame draw:style-name="gr23" draw:text-style-name="P4" draw:layer="layout" svg:width="1cm" svg:height="0.4cm" svg:x="10cm" svg:y="16.2cm">
          <draw:text-box>
            <text:p><text:span text:style-name="T1">A7</text:span></text:p>
          </draw:text-box>
        </draw:frame>
        <draw:frame draw:style-name="gr23" draw:text-style-name="P4" draw:layer="layout" svg:width="1cm" svg:height="0.4cm" svg:x="11cm" svg:y="16.2cm">
          <draw:text-box>
            <text:p><text:span text:style-name="T1">A8</text:span></text:p>
          </draw:text-box>
        </draw:frame>
        <draw:frame draw:style-name="gr23" draw:text-style-name="P4" draw:layer="layout" svg:width="1cm" svg:height="0.4cm" svg:x="12cm" svg:y="16.2cm">
          <draw:text-box>
            <text:p><text:span text:style-name="T1">A9</text:span></text:p>
          </draw:text-box>
        </draw:frame>
        <draw:frame draw:style-name="gr23" draw:text-style-name="P4" draw:layer="layout" svg:width="1cm" svg:height="0.4cm" svg:x="13cm" svg:y="16.2cm">
          <draw:text-box>
            <text:p><text:span text:style-name="T1">A10</text:span></text:p>
          </draw:text-box>
        </draw:frame>
        <draw:frame draw:style-name="gr23" draw:text-style-name="P4" draw:layer="layout" svg:width="1cm" svg:height="0.4cm" svg:x="14cm" svg:y="16.2cm">
          <draw:text-box>
            <text:p><text:span text:style-name="T1">A11</text:span></text:p>
          </draw:text-box>
        </draw:frame>
        <draw:frame draw:style-name="gr23" draw:text-style-name="P4" draw:layer="layout" svg:width="1cm" svg:height="0.4cm" svg:x="15cm" svg:y="16.2cm">
          <draw:text-box>
            <text:p><text:span text:style-name="T1">A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6-10-29T14:58:58.836000000</dc:date>
    <meta:editing-duration>PT9H58M56S</meta:editing-duration>
    <meta:editing-cycles>95</meta:editing-cycles>
    <meta:generator>LibreOffice/5.1.5.2$Windows_x86 LibreOffice_project/7a864d8825610a8c07cfc3bc01dd4fce6a9447e5</meta:generator>
    <meta:document-statistic meta:object-count="264"/>
  </office:meta>
</office:document-meta>
</file>